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aco" svg:font-family="Monaco, Menlo, Consolas, 'Courier New', monospace"/>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font-name="Abyssinica SIL" fo:font-size="13pt" style:font-size-asian="13pt" style:font-size-complex="13pt"/>
    </style:style>
    <style:style style:name="P3" style:family="paragraph" style:parent-style-name="Text_20_body">
      <style:text-properties style:font-name="Abyssinica SIL" fo:font-size="13pt" officeooo:paragraph-rsid="00073803" style:font-size-asian="13pt" style:font-size-complex="13pt"/>
    </style:sty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text-properties style:font-name="Abyssinica SIL" fo:font-size="13pt" style:font-size-asian="13pt" style:font-size-complex="13pt"/>
    </style:style>
    <style:style style:name="P6" style:family="paragraph" style:parent-style-name="Text_20_body">
      <style:paragraph-properties fo:margin-left="0cm" fo:margin-right="0cm" fo:text-align="start" style:justify-single-word="false" fo:orphans="2" fo:widows="2" fo:text-indent="0cm" style:auto-text-indent="false"/>
      <style:text-properties style:font-name="Abyssinica SIL" fo:font-size="13pt" officeooo:rsid="0005901b" officeooo:paragraph-rsid="0005901b" style:font-size-asian="13pt" style:font-size-complex="13pt"/>
    </style:style>
    <style:style style:name="P7" style:family="paragraph" style:parent-style-name="Text_20_body">
      <style:paragraph-properties fo:margin-left="0cm" fo:margin-right="0cm" fo:margin-top="0cm" fo:margin-bottom="0.265cm" loext:contextual-spacing="false" fo:text-indent="0cm" style:auto-text-indent="false"/>
    </style:style>
    <style:style style:name="P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Abyssinica SIL" fo:font-size="13pt" fo:letter-spacing="normal" fo:font-style="normal" fo:font-weight="normal" style:font-size-asian="13pt" style:font-size-complex="13pt"/>
    </style:style>
    <style:style style:name="P9" style:family="paragraph" style:parent-style-name="Text_20_body">
      <style:paragraph-properties fo:margin-left="0cm" fo:margin-right="0cm" fo:margin-top="0cm" fo:margin-bottom="0.265cm" loext:contextual-spacing="false" fo:orphans="2" fo:widows="2" fo:text-indent="0cm" style:auto-text-indent="false"/>
    </style:style>
    <style:style style:name="P10" style:family="paragraph" style:parent-style-name="Text_20_body" style:list-style-name="L2">
      <style:paragraph-properties fo:margin-left="0cm" fo:margin-right="0cm" fo:margin-top="0cm" fo:margin-bottom="0.265cm" loext:contextual-spacing="false" style:line-height-at-least="0.529cm" fo:orphans="2" fo:widows="2" fo:text-indent="0cm" style:auto-text-indent="false" fo:padding="0cm" fo:border="none"/>
    </style:style>
    <style:style style:name="P11" style:family="paragraph" style:parent-style-name="Text_20_body" style:list-style-name="L2">
      <style:paragraph-properties fo:margin-left="0cm" fo:margin-right="0cm" fo:margin-top="0cm" fo:margin-bottom="0.265cm" loext:contextual-spacing="false" style:line-height-at-least="0.529cm" fo:orphans="2" fo:widows="2" fo:text-indent="0cm" style:auto-text-indent="false" fo:padding="0cm" fo:border="none"/>
      <style:text-properties officeooo:paragraph-rsid="0005b87d"/>
    </style:style>
    <style:style style:name="P12" style:family="paragraph" style:parent-style-name="Text_20_body" style:list-style-name="L3">
      <style:paragraph-properties fo:margin-left="0cm" fo:margin-right="0cm" fo:margin-top="0cm" fo:margin-bottom="0.265cm" loext:contextual-spacing="false" style:line-height-at-least="0.529cm" fo:orphans="2" fo:widows="2" fo:text-indent="0cm" style:auto-text-indent="false" fo:padding="0cm" fo:border="none"/>
    </style:style>
    <style:style style:name="P13" style:family="paragraph" style:parent-style-name="Text_20_body" style:list-style-name="L3">
      <style:paragraph-properties fo:margin-left="0cm" fo:margin-right="0cm" fo:margin-top="0cm" fo:margin-bottom="0.265cm" loext:contextual-spacing="false" style:line-height-at-least="0.529cm" fo:orphans="2" fo:widows="2" fo:text-indent="0cm" style:auto-text-indent="false" fo:padding="0cm" fo:border="none"/>
      <style:text-properties fo:font-variant="normal" fo:text-transform="none" fo:color="#404040" style:font-name="Abyssinica SIL" fo:font-size="13pt" fo:letter-spacing="normal" fo:font-style="normal" fo:font-weight="normal" style:font-size-asian="13pt" style:font-size-complex="13pt"/>
    </style:style>
    <style:style style:name="P14" style:family="paragraph" style:parent-style-name="Text_20_body" style:list-style-name="L2">
      <style:paragraph-properties fo:margin-left="0cm" fo:margin-right="0cm" fo:margin-top="0cm" fo:margin-bottom="0.265cm" loext:contextual-spacing="false" style:line-height-at-least="0.529cm" fo:orphans="2" fo:widows="2" fo:text-indent="0cm" style:auto-text-indent="false" fo:padding="0cm" fo:border="none"/>
      <style:text-properties style:font-name="Abyssinica SIL" fo:font-size="13pt" officeooo:rsid="0005b87d" officeooo:paragraph-rsid="0005b87d" style:font-size-asian="13pt" style:font-size-complex="13pt"/>
    </style:style>
    <style:style style:name="P15" style:family="paragraph" style:parent-style-name="Text_20_body" style:list-style-name="L2">
      <style:paragraph-properties fo:margin-top="0cm" fo:margin-bottom="0.265cm" loext:contextual-spacing="false" style:line-height-at-least="0.529cm" fo:orphans="2" fo:widows="2" fo:padding="0cm" fo:border="none"/>
    </style:style>
    <style:style style:name="P16" style:family="paragraph" style:parent-style-name="Text_20_body" style:list-style-name="L2">
      <style:paragraph-properties fo:margin-top="0cm" fo:margin-bottom="0.265cm" loext:contextual-spacing="false" style:line-height-at-least="0.529cm" fo:orphans="2" fo:widows="2" fo:padding="0cm" fo:border="none"/>
      <style:text-properties officeooo:paragraph-rsid="00084f8a"/>
    </style:style>
    <style:style style:name="P17" style:family="paragraph" style:parent-style-name="Text_20_body" style:list-style-name="L2">
      <style:paragraph-properties fo:margin-top="0cm" fo:margin-bottom="0.265cm" loext:contextual-spacing="false" style:line-height-at-least="0.529cm" fo:orphans="2" fo:widows="2" fo:padding="0cm" fo:border="none"/>
      <style:text-properties officeooo:paragraph-rsid="0005b87d"/>
    </style:style>
    <style:style style:name="P18" style:family="paragraph" style:parent-style-name="Standard">
      <style:paragraph-properties fo:margin-left="0cm" fo:margin-right="0cm" fo:text-align="start" style:justify-single-word="false" fo:orphans="2" fo:widows="2" fo:text-indent="0cm" style:auto-text-indent="false"/>
      <style:text-properties style:font-name="Abyssinica SIL" fo:font-size="13pt" style:font-size-asian="13pt" style:font-size-complex="13pt"/>
    </style:style>
    <style:style style:name="P19" style:family="paragraph" style:parent-style-name="Standard">
      <style:paragraph-properties fo:margin-left="0cm" fo:margin-right="0cm" fo:text-align="start" style:justify-single-word="false" fo:orphans="2" fo:widows="2" fo:text-indent="0cm" style:auto-text-indent="false"/>
      <style:text-properties style:font-name="Abyssinica SIL" fo:font-size="13pt" officeooo:paragraph-rsid="000462cd" style:font-size-asian="13pt" style:font-size-complex="13pt"/>
    </style:style>
    <style:style style:name="P20" style:family="paragraph" style:parent-style-name="Standard">
      <style:paragraph-properties fo:margin-left="0cm" fo:margin-right="0cm" fo:text-align="start" style:justify-single-word="false" fo:orphans="2" fo:widows="2" fo:text-indent="0cm" style:auto-text-indent="false"/>
      <style:text-properties style:font-name="Abyssinica SIL" fo:font-size="13pt" officeooo:paragraph-rsid="0005901b" style:font-size-asian="13pt" style:font-size-complex="13pt"/>
    </style:style>
    <style:style style:name="P21" style:family="paragraph" style:parent-style-name="Standard">
      <style:paragraph-properties fo:margin-left="0cm" fo:margin-right="0cm" fo:text-align="start" style:justify-single-word="false" fo:orphans="2" fo:widows="2" fo:text-indent="0cm" style:auto-text-indent="false"/>
      <style:text-properties style:font-name="Abyssinica SIL" fo:font-size="13pt" officeooo:rsid="0005901b" officeooo:paragraph-rsid="0005901b" style:font-size-asian="13pt" style:font-size-complex="13pt"/>
    </style:style>
    <style:style style:name="P22" style:family="paragraph" style:parent-style-name="Standard">
      <style:paragraph-properties fo:margin-left="0cm" fo:margin-right="0cm" fo:text-align="start" style:justify-single-word="false" fo:orphans="2" fo:widows="2" fo:text-indent="0cm" style:auto-text-indent="false"/>
      <style:text-properties style:font-name="Abyssinica SIL" fo:font-size="13pt" officeooo:rsid="0005b87d" officeooo:paragraph-rsid="0005b87d" style:font-size-asian="13pt" style:font-size-complex="13pt"/>
    </style:style>
    <style:style style:name="P23" style:family="paragraph" style:parent-style-name="Standard">
      <style:paragraph-properties fo:margin-left="0cm" fo:margin-right="0cm" fo:text-align="start" style:justify-single-word="false" fo:orphans="2" fo:widows="2" fo:text-indent="0cm" style:auto-text-indent="false"/>
      <style:text-properties style:font-name="Abyssinica SIL" fo:font-size="13pt" style:text-underline-style="solid" style:text-underline-width="auto" style:text-underline-color="font-color" officeooo:rsid="0005901b" officeooo:paragraph-rsid="0005901b" style:font-size-asian="13pt" style:font-size-complex="13pt"/>
    </style:style>
    <style:style style:name="P24" style:family="paragraph" style:parent-style-name="Standard">
      <style:paragraph-properties fo:margin-left="0cm" fo:margin-right="0cm" fo:text-align="start" style:justify-single-word="false" fo:orphans="2" fo:widows="2" fo:text-indent="0cm" style:auto-text-indent="false"/>
      <style:text-properties style:font-name="Abyssinica SIL" fo:font-size="13pt" style:text-underline-style="solid" style:text-underline-width="auto" style:text-underline-color="font-color" officeooo:rsid="000462cd" officeooo:paragraph-rsid="000462cd" style:font-size-asian="13pt" style:font-size-complex="13pt"/>
    </style:style>
    <style:style style:name="P25" style:family="paragraph" style:parent-style-name="Heading_20_4">
      <style:paragraph-properties fo:margin-left="0cm" fo:margin-right="0cm" fo:margin-top="0.265cm" fo:margin-bottom="0.265cm" loext:contextual-spacing="false" style:line-height-at-least="0.529cm" fo:orphans="2" fo:widows="2" fo:text-indent="0cm" style:auto-text-indent="false"/>
      <style:text-properties fo:font-variant="normal" fo:text-transform="none" fo:color="#0088cc" style:text-line-through-style="none" style:text-line-through-type="none" style:font-name="Abyssinica SIL" fo:font-size="13pt" fo:letter-spacing="normal" fo:font-style="normal" style:text-underline-style="none" fo:font-weight="bold" style:text-blinking="false" style:font-size-asian="13pt" style:font-size-complex="13pt"/>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officeooo:rsid="000462cd"/>
    </style:style>
    <style:style style:name="T3" style:family="text">
      <style:text-properties fo:font-variant="normal" fo:text-transform="none" fo:color="#222222" fo:letter-spacing="normal" fo:font-style="normal" style:font-style-asian="normal" style:font-style-complex="normal"/>
    </style:style>
    <style:style style:name="T4" style:family="text">
      <style:text-properties fo:font-variant="normal" fo:text-transform="none" fo:color="#222222" fo:letter-spacing="normal" fo:font-style="normal" fo:font-weight="bold"/>
    </style:style>
    <style:style style:name="T5" style:family="text">
      <style:text-properties fo:font-variant="normal" fo:text-transform="none" fo:color="#222222" fo:letter-spacing="normal" fo:font-style="normal" fo:font-weight="bold" style:font-style-asian="normal" style:font-style-complex="normal"/>
    </style:style>
    <style:style style:name="T6" style:family="text">
      <style:text-properties fo:font-variant="normal" fo:text-transform="none" fo:color="#222222" fo:letter-spacing="normal" fo:font-style="normal" fo:font-weight="normal"/>
    </style:style>
    <style:style style:name="T7" style:family="text">
      <style:text-properties fo:font-variant="normal" fo:text-transform="none" fo:color="#222222" fo:letter-spacing="normal" fo:font-style="normal" fo:font-weight="normal" officeooo:rsid="000462cd"/>
    </style:style>
    <style:style style:name="T8" style:family="text">
      <style:text-properties fo:font-variant="normal" fo:text-transform="none" fo:color="#222222" fo:letter-spacing="normal" fo:font-style="normal" fo:font-weight="normal" officeooo:rsid="0005b87d"/>
    </style:style>
    <style:style style:name="T9" style:family="text">
      <style:text-properties fo:font-variant="normal" fo:text-transform="none" fo:color="#222222" fo:letter-spacing="normal" fo:font-style="normal" fo:font-weight="normal" officeooo:rsid="000968ff"/>
    </style:style>
    <style:style style:name="T10" style:family="text">
      <style:text-properties fo:font-variant="normal" fo:text-transform="none" fo:color="#222222" fo:letter-spacing="normal" fo:font-style="normal" style:text-underline-style="solid" style:text-underline-width="auto" style:text-underline-color="font-color" fo:font-weight="normal" officeooo:rsid="000462cd"/>
    </style:style>
    <style:style style:name="T11" style:family="text">
      <style:text-properties fo:font-variant="normal" fo:text-transform="none" fo:color="#222222" fo:letter-spacing="normal" fo:font-style="normal" style:text-underline-style="solid" style:text-underline-width="auto" style:text-underline-color="font-color" fo:font-weight="normal" officeooo:rsid="0005901b"/>
    </style:style>
    <style:style style:name="T12" style:family="text">
      <style:text-properties fo:font-variant="normal" fo:text-transform="none" fo:color="#222222" fo:letter-spacing="normal" officeooo:rsid="000968ff"/>
    </style:style>
    <style:style style:name="T13" style:family="text">
      <style:text-properties fo:font-variant="normal" fo:text-transform="none" fo:color="#333333" style:font-name="Abyssinica SIL" fo:font-size="13pt" fo:letter-spacing="normal" fo:font-style="normal" fo:font-weight="normal" style:font-size-asian="13pt" style:font-size-complex="13pt"/>
    </style:style>
    <style:style style:name="T14" style:family="text">
      <style:text-properties fo:font-variant="normal" fo:text-transform="none" fo:color="#0088cc" style:text-line-through-style="none" style:text-line-through-type="none" style:font-name="Abyssinica SIL" fo:font-size="13pt" fo:letter-spacing="normal" fo:font-style="normal" style:text-underline-style="none" fo:font-weight="normal" style:text-blinking="false" style:font-size-asian="13pt" style:font-size-complex="13pt"/>
    </style:style>
    <style:style style:name="T15" style:family="text">
      <style:text-properties fo:font-variant="normal" fo:text-transform="none" fo:color="#0088cc" style:text-line-through-style="none" style:text-line-through-type="none" style:font-name="Abyssinica SIL" fo:font-size="13pt" fo:letter-spacing="normal" fo:font-style="normal" style:text-underline-style="none" fo:font-weight="normal" officeooo:rsid="000968ff" style:text-blinking="false" style:font-size-asian="13pt" style:font-size-complex="13pt"/>
    </style:style>
    <style:style style:name="T16" style:family="text">
      <style:text-properties fo:font-variant="normal" fo:text-transform="none" fo:color="#dd1144" style:font-name="Abyssinica SIL" fo:font-size="13pt" fo:letter-spacing="normal" fo:font-style="normal" fo:font-weight="normal" fo:background-color="#f7f7f9" loext:char-shading-value="0" style:font-size-asian="13pt" style:font-size-complex="13pt" loext:padding-left="0.106cm" loext:padding-right="0.106cm" loext:padding-top="0.053cm" loext:padding-bottom="0.053cm" loext:border="0.06pt solid #e1e1e8"/>
    </style:style>
    <style:style style:name="T17" style:family="text">
      <style:text-properties fo:font-variant="normal" fo:text-transform="none" fo:color="#404040" style:font-name="Abyssinica SIL" fo:font-size="13pt" fo:letter-spacing="normal" fo:font-style="normal" fo:font-weight="normal" style:font-size-asian="13pt" style:font-size-complex="13pt"/>
    </style:style>
    <style:style style:name="T18" style:family="text">
      <style:text-properties fo:font-variant="normal" fo:text-transform="none" fo:color="#404040" style:font-name="Abyssinica SIL" fo:font-size="13pt" fo:letter-spacing="normal" fo:font-style="normal" fo:font-weight="normal" officeooo:rsid="00084f8a" style:font-size-asian="13pt" style:font-size-complex="13pt"/>
    </style:style>
    <style:style style:name="T19" style:family="text">
      <style:text-properties fo:font-variant="normal" fo:text-transform="none" fo:color="#404040" style:font-name="Abyssinica SIL" fo:font-size="13pt" fo:letter-spacing="normal" fo:font-style="normal" fo:font-weight="normal" officeooo:rsid="0005b87d" style:font-size-asian="13pt" style:font-size-complex="13pt"/>
    </style:style>
    <style:style style:name="T20" style:family="text">
      <style:text-properties fo:font-variant="normal" fo:text-transform="none" fo:color="#404040" style:font-name="Abyssinica SIL" fo:font-size="13pt" fo:letter-spacing="normal" fo:font-style="normal" fo:font-weight="normal" officeooo:rsid="000968ff" style:font-size-asian="13pt" style:font-size-complex="13pt"/>
    </style:style>
    <style:style style:name="T21" style:family="text">
      <style:text-properties fo:font-variant="normal" fo:text-transform="none" fo:color="#404040" style:font-name="Abyssinica SIL" fo:font-size="13pt" fo:letter-spacing="normal" fo:font-style="normal" fo:font-weight="bold" style:font-size-asian="13pt" style:font-size-complex="13pt"/>
    </style:style>
    <style:style style:name="T22" style:family="text">
      <style:text-properties fo:font-variant="normal" fo:text-transform="none" fo:color="#404040" fo:letter-spacing="normal" fo:font-style="normal" fo:font-weight="normal"/>
    </style:style>
    <style:style style:name="T23" style:family="text">
      <style:text-properties fo:font-variant="normal" fo:text-transform="none" fo:color="#404040" fo:letter-spacing="normal" fo:font-style="normal" fo:font-weight="normal" officeooo:rsid="00084f8a"/>
    </style:style>
    <style:style style:name="T24" style:family="text">
      <style:text-properties fo:font-variant="normal" fo:text-transform="none" fo:color="#404040" fo:letter-spacing="normal" fo:font-style="normal" fo:font-weight="bold"/>
    </style:style>
    <style:style style:name="T25" style:family="text">
      <style:text-properties fo:font-weight="bold"/>
    </style:style>
    <style:style style:name="T26" style:family="text">
      <style:text-properties style:font-name="Abyssinica SIL" fo:font-size="13pt" style:font-size-asian="13pt" style:font-size-complex="13pt"/>
    </style:style>
    <style:style style:name="T27" style:family="text">
      <style:text-properties fo:color="#0088cc" style:text-line-through-style="none" style:text-line-through-type="none" style:font-name="Abyssinica SIL" fo:font-size="13pt" style:text-underline-style="none" style:text-blinking="false" style:font-size-asian="13pt" style:font-size-complex="13pt"/>
    </style:style>
    <style:style style:name="T28" style:family="text">
      <style:text-properties fo:color="#dd1144" style:font-name="Abyssinica SIL" fo:font-size="13pt" fo:background-color="#f7f7f9" loext:char-shading-value="0" style:font-size-asian="13pt" style:font-size-complex="13pt" loext:padding-left="0.106cm" loext:padding-right="0.106cm" loext:padding-top="0.053cm" loext:padding-bottom="0.053cm" loext:border="0.06pt solid #e1e1e8"/>
    </style:style>
    <style:style style:name="T29" style:family="text">
      <style:text-properties officeooo:rsid="00073803"/>
    </style:style>
    <style:style style:name="T30" style:family="text">
      <style:text-properties officeooo:rsid="00084f8a"/>
    </style:style>
    <style:style style:name="T31" style:family="text">
      <style:text-properties style:text-underline-style="solid" style:text-underline-width="auto" style:text-underline-color="font-color" officeooo:rsid="0007380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space-before="0.66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space-before="0.661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2">W</text:span><text:span text:style-name="T1">hile Constructing a Project we need a lot of dependencies by declaring those dependencies in our project object model(POM) we can able to fetch all our dependencies from Maven Repository.Maven Repository is the Store for all global packages.</text:span></text:p>
      <text:p text:style-name="P18"><text:span text:style-name="T2">Every time we use Binary code to execute in the live environment, why do we need to generate Binary code?</text:span><text:span text:style-name="T12">building from sources</text:span><text:span text:style-name="T5"> </text:span><text:span text:style-name="T6">generally implies going from the </text:span><text:span text:style-name="T9">source</text:span><text:span text:style-name="T4"> </text:span><text:span text:style-name="T6">form (i.e. non executable, not usable) to the final form of something (an executable program, but even a shared library has a binary form.</text:span></text:p>
      <text:p text:style-name="P19"><text:span text:style-name="T6"><text:s text:c="7"/></text:span></text:p>
      <text:p text:style-name="P19"><text:span text:style-name="T7"><text:s text:c="4"/>So to convert our source code into to Binary form we are having several Build tools such as Maven,Yarn,Ant...etc</text:span></text:p>
      <text:p text:style-name="P19"><text:span text:style-name="T7"/></text:p>
      <text:p text:style-name="P24"><text:span text:style-name="T6">WHY MAVEN? </text:span></text:p>
      <text:p text:style-name="P19"><text:span text:style-name="T7"><text:s text:c="4"/></text:span><text:span text:style-name="T6">One can easily build their project to jar,war etc. as per their requirements using </text:span><text:span text:style-name="T9">Maven.Maven</text:span><text:span text:style-name="T4"> </text:span><text:span text:style-name="T6">makes easy to start project in different environments and one doesn't needs to handle the dependencies injection, builds, processing, etc. Adding a new dependency is very easy</text:span></text:p>
      <text:p text:style-name="P21"><text:span text:style-name="T7"/></text:p>
      <text:p text:style-name="P20"><text:span text:style-name="T10">A</text:span><text:span text:style-name="T11">DVANTAGES:</text:span></text:p>
      <text:p text:style-name="P20"><text:span text:style-name="T10"/></text:p>
      <text:list xml:id="list748652994" text:style-name="L1">
        <text:list-item>
          <text:p text:style-name="P5">Consistent usage across all projects</text:p>
        </text:list-item>
        <text:list-item>
          <text:p text:style-name="P5">Easy way to build projects in which unnecessary details are hidden</text:p>
        </text:list-item>
        <text:list-item>
          <text:p text:style-name="P5">Uniform build system, where a standard strategy is followed</text:p>
        </text:list-item>
        <text:list-item>
          <text:p text:style-name="P5">Dependency management including automatic updating</text:p>
        </text:list-item>
        <text:list-item>
          <text:p text:style-name="P5">Quality project information, such as dependency lists, cross referenced sources and unit test reports</text:p>
        </text:list-item>
        <text:list-item>
          <text:p text:style-name="P5">Dependency management, including automatic updating and dependency closures</text:p>
        </text:list-item>
        <text:list-item>
          <text:p text:style-name="P5">The ability to handle multiple projects simultaneously</text:p>
        </text:list-item>
        <text:list-item>
          <text:p text:style-name="P5">Dynamic downloading of necessary Java libraries and plug-ins from Maven repositories</text:p>
        </text:list-item>
        <text:list-item>
          <text:p text:style-name="P4"><text:span text:style-name="Strong_20_Emphasis"><text:span text:style-name="T26">Model-based builds</text:span></text:span><text:span text:style-name="T26">− Maven is able to build any number of projects into predefined output types such as jar, war, metadata</text:span></text:p>
        </text:list-item>
        <text:list-item>
          <text:p text:style-name="P4"><text:span text:style-name="Strong_20_Emphasis"><text:span text:style-name="T26">Coherent site of project information</text:span></text:span><text:span text:style-name="T26">− Using the same metadata as per the build process, maven is able to generate a website and a PDF including complete documentation</text:span></text:p>
        </text:list-item>
        <text:list-item>
          <text:p text:style-name="P4"><text:span text:style-name="Strong_20_Emphasis"><text:span text:style-name="T26">Backward Compatibility</text:span></text:span><text:span text:style-name="T26">– You can easily port the multiple modules of a project into Maven 3 from older versions of Maven. It can support the older versions also</text:span></text:p>
        </text:list-item>
        <text:list-item>
          <text:p text:style-name="P1"><text:soft-page-break/><text:span text:style-name="Strong_20_Emphasis"><text:span text:style-name="T26">Parallel builds</text:span></text:span><text:span text:style-name="T26">− It analyses the project dependency graph and enables you to build schedule modules in parallel. Using this, you can achieve the performance improvements of 20-50%.</text:span></text:p>
        </text:list-item>
      </text:list>
      <text:p text:style-name="P21"><text:span text:style-name="T6"/></text:p>
      <text:p text:style-name="P23"><text:span text:style-name="T6">MAVEN </text:span><text:span text:style-name="T8">LIFECYCLE</text:span><text:span text:style-name="T6">:-</text:span></text:p>
      <text:p text:style-name="P6"><text:span text:style-name="T6">Maven is based around the central concept of a build lifecycle. What this means is that the process for building and distributing a particular artifact (project) is clearly defined.</text:span></text:p>
      <text:p text:style-name="P7"><text:span text:style-name="T26">For the person building a project, this means that it is only necessary to learn a small set of commands to build any Maven project, and the</text:span><text:a xlink:type="simple" xlink:href="https://maven.apache.org/guides/introduction/introduction-to-the-pom.html" text:style-name="Internet_20_link" text:visited-style-name="Visited_20_Internet_20_Link">POM</text:a><text:span text:style-name="T27"> </text:span><text:span text:style-name="T26">will ensure they get the results they desired.</text:span></text:p>
      <text:p text:style-name="P7"><text:span text:style-name="T26">There are three built-in build lifecycles: default, clean and site. The </text:span><text:span text:style-name="Source_20_Text"><text:span text:style-name="T28">default </text:span></text:span><text:span text:style-name="T26">lifecycle handles your project deployment, the</text:span><text:span text:style-name="Source_20_Text"><text:span text:style-name="T28">clean</text:span></text:span><text:span text:style-name="T26">lifecycle handles project cleaning, while the</text:span><text:span text:style-name="Source_20_Text"><text:span text:style-name="T28">site</text:span></text:span><text:span text:style-name="T26">lifecycle handles the creation of your project's site documentation.</text:span></text:p>
      <text:h text:style-name="P25" text:outline-level="4"><text:bookmark text:name="a-build-lifecycle-is-made-up-of-phases"/><text:bookmark text:name="A_Build_Lifecycle_is_Made_Up_of_Phases"/>A Build Lifecycle is Made Up of Phases</text:h>
      <text:p text:style-name="P8">Each of these build lifecycles is defined by a different list of build phases, wherein a build phase represents a stage in the lifecycle.</text:p>
      <text:p text:style-name="P9"><text:span text:style-name="T13">For example, the default lifecycle comprises of the following phases (for a complete list of the lifecycle phases, refer to the </text:span><text:a xlink:type="simple" xlink:href="https://maven.apache.org/guides/introduction/introduction-to-the-lifecycle.html#Lifecycle_Reference" text:style-name="Internet_20_link" text:visited-style-name="Visited_20_Internet_20_Link"><text:span text:style-name="T14">Lifecycle Reference</text:span></text:a><text:span text:style-name="T13">):</text:span></text:p>
      <text:list xml:id="list2567855884" text:style-name="L2">
        <text:list-header>
          <text:p text:style-name="P10"><text:span text:style-name="T18">Validate:-</text:span><text:span text:style-name="T17"> validate the project is correct and all necessary information is available</text:span></text:p>
        </text:list-header>
        <text:list-item>
          <text:p text:style-name="P14"><text:span text:style-name="T23">C</text:span><text:span text:style-name="T22">ommand:-mnv clean validate</text:span></text:p>
          <text:p text:style-name="P16"><text:span text:style-name="T18">C</text:span><text:span text:style-name="T17">ompile:- compile the source code of the project</text:span></text:p>
        </text:list-item>
        <text:list-item>
          <text:p text:style-name="P11"><text:span text:style-name="T19">Command:-mnv clean complie</text:span></text:p>
          <text:p text:style-name="P16"><text:span text:style-name="T17"><text:s/></text:span><text:span text:style-name="T18">Test:- </text:span><text:span text:style-name="T17">test the compiled source code using a suitable unit testing framework. These tests should not require the code be packaged or deployed</text:span></text:p>
        </text:list-item>
        <text:list-item>
          <text:p text:style-name="P11"><text:span text:style-name="T19">Command:-mnv clean test</text:span></text:p>
          <text:p text:style-name="P15"><text:span text:style-name="T18">Package:-</text:span><text:span text:style-name="T17"> take the compiled code and package it in its distributable format, such as a JAR.</text:span></text:p>
        </text:list-item>
        <text:list-item>
          <text:p text:style-name="P11"><text:span text:style-name="T19">Command:-mnv clean package</text:span></text:p>
          <text:p text:style-name="P16"><text:span text:style-name="T18">Verify:-</text:span><text:span text:style-name="T17"> run any checks on results of integration tests to ensure quality criteria are met</text:span></text:p>
        </text:list-item>
        <text:list-item>
          <text:p text:style-name="P11"><text:soft-page-break/><text:span text:style-name="T19">Command:-mnv clean verify</text:span></text:p>
          <text:p text:style-name="P15"><text:span text:style-name="T18">Install:-</text:span><text:span text:style-name="T17"> install the package into the local repository, for use as a dependency in other projects locally</text:span></text:p>
        </text:list-item>
        <text:list-item>
          <text:p text:style-name="P17"><text:span text:style-name="T19">Command:-mnv clean install</text:span></text:p>
          <text:p text:style-name="P16"><text:span text:style-name="T18">Deploy:- done</text:span><text:span text:style-name="T17"> in the build environment, copies the final package to the remote repository for sharing with other developers and projects.</text:span></text:p>
        </text:list-item>
        <text:list-item>
          <text:p text:style-name="P17"><text:span text:style-name="T19">Command:-mnv clean deploy</text:span></text:p>
        </text:list-item>
      </text:list>
      <text:p text:style-name="P2"/>
      <text:p text:style-name="P3"><text:span text:style-name="T31">MAVEN KEYWORDS</text:span><text:span text:style-name="T29">:-</text:span><text:span text:style-name="T22"> Maven thinks in terms of projects. Everything that you will build are projects. Those projects follow a well defined “Project Object Model”. Projects can depend on other projects, in which case the latter are called “dependencies”. A project may consist of several subprojects, however these subprojects are still treated equally as projects.</text:span></text:p>
      <text:list xml:id="list422310601" text:style-name="L3">
        <text:list-item>
          <text:p text:style-name="P13"><text:span text:style-name="T25">Project Object Model (POM)</text:span>: The Project Object Model, almost always referred as the POM for brevity, is the metadata that Maven needs to work with your project. Its name is “project.xml” and it is located in the root directory of each project.</text:p>
        </text:list-item>
        <text:list-item>
          <text:p text:style-name="P12"><text:span text:style-name="T21">Artifact</text:span><text:span text:style-name="T17">: An artifact is something that is either produced or used by a project. Examples of artifacts produced by Maven for a project include: JARs, source and binary distributions, WARs. Each artifact is identified by a </text:span><text:span text:style-name="T18">group ID</text:span><text:span text:style-name="T17">, an artifact ID, a version, an extension and a classifier (extension+classifier may be named by a </text:span><text:a xlink:type="simple" xlink:href="https://maven.apache.org/ref/current/maven-core/artifact-handlers.html" text:style-name="Internet_20_link" text:visited-style-name="Visited_20_Internet_20_Link"><text:span text:style-name="T14">type</text:span></text:a><text:span text:style-name="T17">).</text:span></text:p>
        </text:list-item>
        <text:list-item>
          <text:p text:style-name="P12"><text:span text:style-name="T21">GroupId</text:span><text:span text:style-name="T17">: A group ID is a universally unique identifier for a project. While this is often just the project name (eg.</text:span><text:span text:style-name="Source_20_Text"><text:span text:style-name="T16">commons-collections</text:span></text:span><text:span text:style-name="T17">), it is helpful to use a fully-qualified package name to distinguish it from other projects with a similar name (eg.</text:span><text:span text:style-name="Source_20_Text"><text:span text:style-name="T16">org.apache.maven</text:span></text:span><text:span text:style-name="T17">).</text:span></text:p>
        </text:list-item>
        <text:list-item>
          <text:p text:style-name="P13"><text:span text:style-name="T25">Dependency</text:span>: A typical Java project relies on libraries to build and/or run. Those are called “dependencies” inside Maven. Those dependencies are usually other projects’ JAR artifacts, but are referenced by the POM that describes them.</text:p>
        </text:list-item>
        <text:list-item>
          <text:p text:style-name="P13"><text:span text:style-name="T25">Plug-in</text:span>: Maven is organized in plugins. Every piece of functionality in Maven is provided by a plugin. Plugins provide goals and use the metadata found in the POM to perform their task. Examples of plugins are: jar, eclipse, war. Plugins are primarily written in Java, but Maven also supports writing plug-ins in Beanshell and Ant Scripting.</text:p>
        </text:list-item>
        <text:list-item>
          <text:p text:style-name="P12"><text:soft-page-break/><text:span text:style-name="T21">Mojo</text:span><text:span text:style-name="T17">: A plugin written in Java consists of one or more mojos. A mojo is a Java class that implements the org.apache.maven.plugin.Mojo interface. This means that a mojo is the implementation for </text:span><text:span text:style-name="T18">a goal i</text:span><text:span text:style-name="T17">n a plugin.</text:span></text:p>
        </text:list-item>
        <text:list-item>
          <text:p text:style-name="P12"><text:span text:style-name="T21">Snapshots</text:span><text:span text:style-name="T17">: Projects can (and should) have a special version including <text:s/></text:span><text:span text:style-name="Source_20_Text"><text:span text:style-name="T16">SNAPSHOT</text:span></text:span><text:span text:style-name="T17">to indicate that they are a “work in progress”, and are not yet released. When a snapshot dependency is encountered, it is always looked for in all remote repositories, and downloaded again if newer than the local copy.</text:span></text:p>
        </text:list-item>
        <text:list-item>
          <text:p text:style-name="P12"><text:span text:style-name="T17">The version can either be the string itself, indicating “the very latest” development version, or something like </text:span><text:span text:style-name="Source_20_Text"><text:span text:style-name="T16">1.1-SNAPSHOT</text:span></text:span><text:span text:style-name="T17">, indicating development that will be released as 1.1 (i.e. newer than 1.0, but not yet 1.1).</text:span></text:p>
        </text:list-item>
        <text:list-item>
          <text:p text:style-name="P13"><text:span text:style-name="T25">APT</text:span>: APT is a wiki-like format of documentation that Maven currently understands.</text:p>
        </text:list-item>
        <text:list-item>
          <text:p text:style-name="P12"><text:span text:style-name="T17">For information on how to create APT files, refer to the </text:span><text:a xlink:type="simple" xlink:href="https://maven.apache.org/guides/mini/guide-site.html" text:style-name="Internet_20_link" text:visited-style-name="Visited_20_Internet_20_Link">Guide to creating a site</text:a><text:span text:style-name="T14"> </text:span><text:span text:style-name="T17">document.</text:span></text:p>
        </text:list-item>
        <text:list-item>
          <text:p text:style-name="P13"><text:span text:style-name="T25">XDoc</text:span>: XDoc is the format of documentation that Maven currently understands. It is quite simple, and allows embedding XHTML within a simple layout that is transformed into a uniform site.</text:p>
        </text:list-item>
        <text:list-item>
          <text:p text:style-name="P12"><text:span text:style-name="T17">For information on how to create XDoc files, refer to th</text:span><text:span text:style-name="T20">e Guide to creating a site </text:span><text:span text:style-name="T17">document.</text:span><text:span text:style-name="T26"><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aco" svg:font-family="Monaco, Menlo, Consolas, 'Courier New', monospace"/>
    <style:font-face style:name="arial" svg:font-family="arial, sans-serif"/>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8T09:04:34.983357756</meta:creation-date>
    <dc:date>2020-09-28T10:37:54.923896655</dc:date>
    <meta:editing-duration>PT4M41S</meta:editing-duration>
    <meta:editing-cycles>1</meta:editing-cycles>
    <meta:document-statistic meta:table-count="0" meta:image-count="0" meta:object-count="0" meta:page-count="4" meta:paragraph-count="53" meta:word-count="1126" meta:character-count="6954" meta:non-whitespace-character-count="5899"/>
    <meta:generator>LibreOffice/6.0.7.3$Linux_X86_64 LibreOffice_project/00m0$Build-3</meta:generator>
  </office:meta>
</office:document-meta>
</file>